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1" svg:font-family="'Microsoft YaHei'" style:font-adornments="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Noto Serif CJK SC1" svg:font-family="'Noto Serif CJK SC'" style:font-family-generic="swiss" style:font-pitch="variable"/>
    <style:font-face style:name="Arial" svg:font-family="Arial" style:font-family-generic="system" style:font-pitch="variable"/>
    <style:font-face style:name="Microsoft YaHei3" svg:font-family="'Microsoft YaHe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fcb38"/>
    </style:style>
    <style:style style:name="P2" style:family="paragraph" style:parent-style-name="Standard">
      <style:paragraph-properties fo:text-align="start" style:justify-single-word="false"/>
      <style:text-properties officeooo:paragraph-rsid="00200e7a"/>
    </style:style>
    <style:style style:name="P3" style:family="paragraph" style:parent-style-name="Standard">
      <style:paragraph-properties fo:text-align="start" style:justify-single-word="false"/>
      <style:text-properties officeooo:paragraph-rsid="0021f8bb"/>
    </style:style>
    <style:style style:name="P4" style:family="paragraph" style:parent-style-name="Standard">
      <style:paragraph-properties fo:text-align="start" style:justify-single-word="false"/>
      <style:text-properties officeooo:paragraph-rsid="0023abeb"/>
    </style:style>
    <style:style style:name="P5" style:family="paragraph" style:parent-style-name="Standard">
      <style:paragraph-properties fo:text-align="start" style:justify-single-word="false"/>
      <style:text-properties officeooo:paragraph-rsid="00258e84"/>
    </style:style>
    <style:style style:name="P6" style:family="paragraph" style:parent-style-name="Standard">
      <style:paragraph-properties fo:text-align="start" style:justify-single-word="false"/>
      <style:text-properties officeooo:rsid="0025d518" officeooo:paragraph-rsid="0025d518"/>
    </style:style>
    <style:style style:name="P7" style:family="paragraph" style:parent-style-name="Title">
      <style:text-properties officeooo:rsid="002581ca" officeooo:paragraph-rsid="002581ca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text-properties style:font-name="Microsoft YaHei2" fo:font-size="6pt" style:font-name-asian="Microsoft YaHei2" style:font-size-asian="6pt" style:language-asian="zh" style:country-asian="TW" style:font-size-complex="6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Microsoft YaHei1" style:font-name-asian="Microsoft YaHei"/>
    </style:style>
    <style:style style:name="T4" style:family="text">
      <style:text-properties style:font-name="Microsoft YaHei"/>
    </style:style>
    <style:style style:name="T5" style:family="text">
      <style:text-properties style:font-name="Microsoft YaHei2" fo:font-size="6pt" style:font-name-asian="Microsoft YaHei2" style:font-size-asian="6pt" style:language-asian="zh" style:country-asian="TW" style:font-size-complex="6pt"/>
    </style:style>
    <style:style style:name="gr1" style:family="graphic">
      <style:graphic-properties draw:stroke="none" svg:stroke-color="#000000" draw:fill="none" draw:fill-color="#ffffff" fo:min-height="0.31cm" style:run-through="foreground" style:wrap="none" style:vertical-pos="bottom" style:vertical-rel="page-content" style:horizontal-pos="right" style:horizontal-rel="page-content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83cm" draw:marker-end-width="0.383cm" draw:fill-color="#000000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0" draw:name="Shape1" draw:style-name="gr1" draw:text-style-name="P9" svg:width="2.162cm" svg:height="0.311cm" svg:x="16.887cm" svg:y="25.088cm">
        <draw:text-box>
          <text:p text:style-name="P8"><text:span text:style-name="T5">百家姓英中對照 </text:span><text:span text:style-name="T5">p1/2</text:span></text:p>
        </draw:text-box>
      </draw:frame>
      <draw:frame text:anchor-type="page" text:anchor-page-number="2" draw:z-index="1" draw:name="Shape1" draw:style-name="gr1" draw:text-style-name="P9" svg:width="2.162cm" svg:height="0.311cm" svg:x="16.887cm" svg:y="25.088cm">
        <draw:text-box>
          <text:p text:style-name="P8"><text:span text:style-name="T5">百家姓英中對照 </text:span><text:span text:style-name="T5">p2/2</text:span></text:p>
        </draw:text-box>
      </draw:frame>
      <text:p text:style-name="Title">百家姓</text:p>
      <text:p text:style-name="Title">英中對照表</text:p>
      <text:p text:style-name="Standard"/>
      <text:p text:style-name="P7">Chinese Surnames Translation</text:p>
      <text:p text:style-name="Standard"/>
      <text:p text:style-name="P6"><draw:line text:anchor-type="paragraph" draw:z-index="2" draw:name="Shape2" draw:style-name="gr2" draw:text-style-name="P10" svg:x1="0.178cm" svg:y1="0.178cm" svg:x2="0.042cm" svg:y2="0.102cm"><text:p/></draw:line><text:span text:style-name="T3">© </text:span><text:span text:style-name="T4">PUBLIC DOMAIN</text:span></text:p>
      <text:p text:style-name="P1">En 港澳|中台|新馬</text:p>
      <text:p text:style-name="P6"><text:span text:style-name="T4"/></text:p>
      <text:p text:style-name="P1"><text:span text:style-name="T1">A</text:span>i |艾愛</text:p>
      <text:p text:style-name="P1">An |安</text:p>
      <text:p text:style-name="P1">Ang ||安洪翁晏紅</text:p>
      <text:p text:style-name="P1">Ann ||安</text:p>
      <text:p text:style-name="P1">Ao 歐|敖|歐</text:p>
      <text:p text:style-name="P1">Ao Ieong 歐陽</text:p>
      <text:p text:style-name="P1">Au 歐||歐</text:p>
      <text:p text:style-name="P1">Auyeung 歐陽</text:p>
      <text:p text:style-name="P1">Aw ||歐</text:p>
      <text:p text:style-name="P1"><text:span text:style-name="T1">B</text:span>a |巴</text:p>
      <text:p text:style-name="P1">Bai |柏白</text:p>
      <text:p text:style-name="P1">Baili |百里</text:p>
      <text:p text:style-name="P1">Bak 伯||墨</text:p>
      <text:p text:style-name="P1">Ban |班|萬</text:p>
      <text:p text:style-name="P1">Bang ||蒙</text:p>
      <text:p text:style-name="P1">Bao 包|鮑包暴|包</text:p>
      <text:p text:style-name="P1">Bee ||米</text:p>
      <text:p text:style-name="P1">Beh ||馬麥</text:p>
      <text:p text:style-name="P1">Bei |貝</text:p>
      <text:p text:style-name="P1">Ben |賁</text:p>
      <text:p text:style-name="P1">Bi |畢</text:p>
      <text:p text:style-name="P1">Bian |卞邊</text:p>
      <text:p text:style-name="P1">Bie |別</text:p>
      <text:p text:style-name="P1">Bik ||畢</text:p>
      <text:p text:style-name="P1">Bing |邴</text:p>
      <text:p text:style-name="P1">Bo |薄伯|毛</text:p>
      <text:p text:style-name="P1">Boey ||梅</text:p>
      <text:p text:style-name="P1">Bok ||莫</text:p>
      <text:p text:style-name="P1">Bong ||王黃溫</text:p>
      <text:p text:style-name="P1">Boo ||毛巫武</text:p>
      <text:p text:style-name="P1">Boon ||聞文</text:p>
      <text:p text:style-name="P1">Boong ||黃</text:p>
      <text:p text:style-name="P1">Bu |卜步</text:p>
      <text:p text:style-name="P1">Buang ||萬</text:p>
      <text:p text:style-name="P1">Buay ||梅</text:p>
      <text:p text:style-name="P1">Bung ||文</text:p>
      <text:p text:style-name="P1"><text:span text:style-name="T1">C</text:span>ai |蔡</text:p>
      <text:p text:style-name="P1">Cang |蒼|昌</text:p>
      <text:p text:style-name="P1">Cao |曹</text:p>
      <text:p text:style-name="P1">Cen |岑</text:p>
      <text:p text:style-name="P1">Ch'ng ||鍾</text:p>
      <text:p text:style-name="P1">Cha 查|查|柴查</text:p>
      <text:p text:style-name="P1">Chai 齊柴|翟柴|蔡宰</text:p>
      <text:p text:style-name="P1">Chak 翟</text:p>
      <text:p text:style-name="P1">Cham 湛</text:p>
      <text:p text:style-name="P1">Chan 陳臧|湛詹|陳臧田蒼曾</text:p>
      <text:p text:style-name="P1">Chan-yu |單于</text:p>
      <text:p text:style-name="P1">Chang 臧曾|張章昌常|鄭張臧蒼曾</text:p>
      <text:p text:style-name="P1">Chang-sun |長孫</text:p>
      <text:p text:style-name="P1">Chanyu |單于</text:p>
      <text:p text:style-name="P1">Chao 周鄒秋巢|趙晁巢|巢</text:p>
      <text:p text:style-name="P1">Chap 習</text:p>
      <text:p text:style-name="P1">Chat Tiu 漆雕</text:p>
      <text:p text:style-name="P1">Chau 周鄒秋||曹巢</text:p>
      <text:p text:style-name="P1">Che 謝車|車|車</text:p>
      <text:p text:style-name="P1">Cheah ||謝</text:p>
      <text:p text:style-name="P1">Cheang 鄭</text:p>
      <text:p text:style-name="P1">Chee ||錢朱齊徐支</text:p>
      <text:p text:style-name="P1">Cheh ||車</text:p>
      <text:p text:style-name="P1">Chek 戚席籍||戚</text:p>
      <text:p text:style-name="P1">Chen |陳甄|錢陳</text:p>
      <text:p text:style-name="P1">Cheng 鄭程井|鄭成程|鄭曹盛鍾</text:p>
      <text:p text:style-name="P1">Cheoh ||章席石</text:p>
      <text:p text:style-name="P1">Cheok 卓</text:p>
      <text:p text:style-name="P1">Cheong 蔣張章昌||蔣張章昌</text:p>
      <text:p text:style-name="P1">Cheong Sun 長孫</text:p>
      <text:p text:style-name="P1">Cheow ||焦</text:p>
      <text:p text:style-name="P1">Cher ||徐</text:p>
      <text:p text:style-name="P1">Cheu ||周徐</text:p>
      <text:p text:style-name="P1">Cheuk 卓</text:p>
      <text:p text:style-name="P1">Cheung 蔣張章昌</text:p>
      <text:p text:style-name="P1">Cheungsuen 長孫</text:p>
      <text:p text:style-name="P1">Chew ||趙周鄒秋仇</text:p>
      <text:p text:style-name="P1">Chi 支池|戚齊祁計紀季吉嵇汲薊籍池姬冀暨</text:p>
      <text:p text:style-name="P1">Chi Che 子車</text:p>
      <text:p text:style-name="P1">Chi-Tiao |漆雕</text:p>
      <text:p text:style-name="P1">Chia |賈家郟|謝車</text:p>
      <text:p text:style-name="P1">Chia-ku |夾谷</text:p>
      <text:p text:style-name="P1">Chiah ||謝</text:p>
      <text:p text:style-name="P1">Chiam ||詹</text:p>
      <text:p text:style-name="P1">Chiang |蔣姜強江|鄭蔣昌</text:p>
      <text:p text:style-name="P1">Chiao |焦喬譙|焦</text:p>
      <text:p text:style-name="P1">Chiau ||焦</text:p>
      <text:p text:style-name="P1">Chien |錢簡|錢</text:p>
      <text:p text:style-name="P1">Chiew ||周</text:p>
      <text:p text:style-name="P1">Chih |支池</text:p>
      <text:p text:style-name="P1">Chik 戚</text:p>
      <text:p text:style-name="P1">Chim 詹</text:p>
      <text:p text:style-name="P1">Chin 錢|秦金靳晉欽琴|鄭陳秦莊曾</text:p>
      <text:p text:style-name="P1">Ching 程|經井景荊|鄭秦莊</text:p>
      <text:p text:style-name="P1">Chio 趙焦||蔣章</text:p>
      <text:p text:style-name="P1">Chioh ||章席石</text:p>
      <text:p text:style-name="P1">Chiong ||蔣</text:p>
      <text:p text:style-name="P1">Chiu 趙焦|邱裘秋仇丘|秋仇</text:p>
      <text:p text:style-name="P1">Chng ||秦莊</text:p>
      <text:p text:style-name="P1">Cho 曹左祖楚|卓|曹左</text:p>
      <text:p text:style-name="P1">Cho Iao 左丘</text:p>
      <text:p text:style-name="P1">Chock ||卓</text:p>
      <text:p text:style-name="P1">Choh ||祖</text:p>
      <text:p text:style-name="P1">Choi 徐蔡崔宰</text:p>
      <text:p text:style-name="P1">Choi Fu 宰父</text:p>
      <text:p text:style-name="P1">Chok 祝束||祝卓</text:p>
      <text:p text:style-name="P1">Choke ||祝</text:p>
      <text:p text:style-name="P1">Chon 晉</text:p>
      <text:p text:style-name="P1">Chong 臧鍾宗松仲從蒼莊充終|充|張章鍾宗從充終</text:p>
      <text:p text:style-name="P1">Chong Cheng 宗政</text:p>
      <text:p text:style-name="P1">Chong Lei 鍾離</text:p>
      <text:p text:style-name="P1">Chong Sun 仲孫</text:p>
      <text:p text:style-name="P1">Choo ||朱曹諸</text:p>
      <text:p text:style-name="P1">Chor 左楚||左</text:p>
      <text:p text:style-name="P1">Chou 曹祖|周|周鄒祖</text:p>
      <text:p text:style-name="P1">Chow 周鄒||周曹鄒巢</text:p>
      <text:p text:style-name="P1">Chu 褚朱諸儲|褚朱屈祝諸麴儲璩瞿居鞠竺楚|朱曹鄒</text:p>
      <text:p text:style-name="P1">Chu-ko |諸葛</text:p>
      <text:p text:style-name="P1">Chua ||蔡</text:p>
      <text:p text:style-name="P1">Chuah ||蔡</text:p>
      <text:p text:style-name="P1">Chuan |全權</text:p>
      <text:p text:style-name="P1">Chuang |莊|全莊</text:p>
      <text:p text:style-name="P1">Chueh |闕</text:p>
      <text:p text:style-name="P1">Chuen 全</text:p>
      <text:p text:style-name="P1">Chui 徐崔||水崔</text:p>
      <text:p text:style-name="P1">Chuk 祝||祝卓</text:p>
      <text:p text:style-name="P1">Chukat ||諸葛</text:p>
      <text:p text:style-name="P1">Chukok 諸葛</text:p>
      <text:p text:style-name="P1">Chun 秦全晉</text:p>
      <text:p text:style-name="P1">Chun-yu |淳于</text:p>
      <text:p text:style-name="P1">Chung 鍾宗松仲從充終|鍾仲充終|鄭鍾</text:p>
      <text:p text:style-name="P1">Chung-li |鍾離</text:p>
      <text:p text:style-name="P1">Chung-sun |仲孫</text:p>
      <text:p text:style-name="P1">Chungsuen 仲孫</text:p>
      <text:p text:style-name="P1">Chunyu |淳于</text:p>
      <text:p text:style-name="P1">Chwee ||水崔</text:p>
      <text:p text:style-name="P1">Cong |從</text:p>
      <text:p text:style-name="P1">Cui |崔</text:p>
      <text:p text:style-name="P1"><text:span text:style-name="T1">D</text:span>a |笪</text:p>
      <text:p text:style-name="P1">Dai |戴|戴</text:p>
      <text:p text:style-name="P1">Dang |黨</text:p>
      <text:p text:style-name="P1">Deng |鄧</text:p>
      <text:p text:style-name="P1">Dhai ||戴</text:p>
      <text:p text:style-name="P1">Di |狄</text:p>
      <text:p text:style-name="P1">Diao |刁</text:p>
      <text:p text:style-name="P1">Dick 狄</text:p>
      <text:p text:style-name="P1">Ding |丁|陳</text:p>
      <text:p text:style-name="P1">Diwu |第五</text:p>
      <text:p text:style-name="P1">Dong 東|董東</text:p>
      <text:p text:style-name="P1">Dongfang |東方</text:p>
      <text:p text:style-name="P1">Dongguo |東郭</text:p>
      <text:p text:style-name="P1">Dongmen |東門</text:p>
      <text:p text:style-name="P1">Dou |竇鈄</text:p>
      <text:p text:style-name="P1">Du |杜堵都督</text:p>
      <text:p text:style-name="P1">Duan |段</text:p>
      <text:p text:style-name="P1">Duangan |段干</text:p>
      <text:p text:style-name="P1">Duanmu |端木</text:p>
      <text:p text:style-name="P1">Dung ||董</text:p>
      <text:p text:style-name="P1"><text:span text:style-name="T1">E</text:span> |鄂</text:p>
      <text:p text:style-name="P1">Ek ||易</text:p>
      <text:p text:style-name="P1">Eng ||黃應翁</text:p>
      <text:p text:style-name="P1">Eow ||楊</text:p>
      <text:p text:style-name="P1">Er |佴</text:p>
      <text:p text:style-name="P1">Eu ||余</text:p>
      <text:p text:style-name="P1">Eung ||尹</text:p>
      <text:p text:style-name="P1">Ewu ||楊</text:p>
      <text:p text:style-name="P1"><text:span text:style-name="T1">F</text:span>a 花法|法</text:p>
      <text:p text:style-name="P1">Faa ||花</text:p>
      <text:p text:style-name="P1">Fah ||花</text:p>
      <text:p text:style-name="P1">Fam ||范</text:p>
      <text:p text:style-name="P1">Fan 范樊|范樊|方樊</text:p>
      <text:p text:style-name="P1">Fang |方房|范房</text:p>
      <text:p text:style-name="P1">Fat 法</text:p>
      <text:p text:style-name="P1">Fei |費</text:p>
      <text:p text:style-name="P1">Feng |馮鳳酆封豐</text:p>
      <text:p text:style-name="P1">Fha ||花</text:p>
      <text:p text:style-name="P1">Foh ||傅胡</text:p>
      <text:p text:style-name="P1">Fok 伏霍福</text:p>
      <text:p text:style-name="P1">Fong 馮鳳方酆房封逄豐況||馮鳳方房</text:p>
      <text:p text:style-name="P1">Foo 傅富符扶||傅胡符</text:p>
      <text:p text:style-name="P1">Foong ||馮</text:p>
      <text:p text:style-name="P1">Fu 傅富符扶|傅伏富符扶福|傅胡</text:p>
      <text:p text:style-name="P1">Fu In 呼延</text:p>
      <text:p text:style-name="P1">Fuk 伏福</text:p>
      <text:p text:style-name="P1">Fung 馮鳳酆封逄豐||馮范</text:p>
      <text:p text:style-name="P1"><text:span text:style-name="T1">G</text:span>ai |蓋</text:p>
      <text:p text:style-name="P1">Gan |干甘|顏</text:p>
      <text:p text:style-name="P1">Gao |高郜</text:p>
      <text:p text:style-name="P1">Ge |葛戈|葛</text:p>
      <text:p text:style-name="P1">Geh ||倪</text:p>
      <text:p text:style-name="P1">Geng |耿</text:p>
      <text:p text:style-name="P1">Giam ||嚴閻</text:p>
      <text:p text:style-name="P1">Gin ||經</text:p>
      <text:p text:style-name="P1">Goh ||吳</text:p>
      <text:p text:style-name="P1">Goi ||倪</text:p>
      <text:p text:style-name="P1">Gong |龔弓宮貢鞏公</text:p>
      <text:p text:style-name="P1">Gongliang |公良</text:p>
      <text:p text:style-name="P1">Gongsun |公孫</text:p>
      <text:p text:style-name="P1">Gongxi |公西</text:p>
      <text:p text:style-name="P1">Gongyang |公羊</text:p>
      <text:p text:style-name="P1">Gongye |公冶</text:p>
      <text:p text:style-name="P1">Goo ||牛</text:p>
      <text:p text:style-name="P1">Goon ||阮</text:p>
      <text:p text:style-name="P1">Gou |勾緱</text:p>
      <text:p text:style-name="P1">Gu |顧谷古|牛</text:p>
      <text:p text:style-name="P1">Guan |管關</text:p>
      <text:p text:style-name="P1">Guang |廣</text:p>
      <text:p text:style-name="P1">Gui |桂歸|魏</text:p>
      <text:p text:style-name="P1">Guliang |穀梁</text:p>
      <text:p text:style-name="P1">Guo |郭國</text:p>
      <text:p text:style-name="P1"><text:span text:style-name="T1">H</text:span>a 夏哈|哈|夏</text:p>
      <text:p text:style-name="P1">Ha Hao 夏侯</text:p>
      <text:p text:style-name="P1">Hahau 夏侯</text:p>
      <text:p text:style-name="P1">Hai 奚|海|解</text:p>
      <text:p text:style-name="P1">Hak ||郝</text:p>
      <text:p text:style-name="P1">Ham 咸||咸</text:p>
      <text:p text:style-name="P1">Han |韓|樊</text:p>
      <text:p text:style-name="P1">Hang 幸衡|杭|韓項杭</text:p>
      <text:p text:style-name="P1">Hao 侯后後|郝</text:p>
      <text:p text:style-name="P1">Har ||夏</text:p>
      <text:p text:style-name="P1">Hau 侯后後</text:p>
      <text:p text:style-name="P1">Hay ||夏</text:p>
      <text:p text:style-name="P1">He |何賀和</text:p>
      <text:p text:style-name="P1">Hee ||許奚郗</text:p>
      <text:p text:style-name="P1">Helian |赫連</text:p>
      <text:p text:style-name="P1">Heng |衡|王幸</text:p>
      <text:p text:style-name="P1">Heoi ||海</text:p>
      <text:p text:style-name="P1">Heong 向</text:p>
      <text:p text:style-name="P1">Heung 向||殷</text:p>
      <text:p text:style-name="P1">Hia ||邢</text:p>
      <text:p text:style-name="P1">Hiah ||邢</text:p>
      <text:p text:style-name="P1">Hian ||艾</text:p>
      <text:p text:style-name="P1">Hiang ||向</text:p>
      <text:p text:style-name="P1">Hii ||許</text:p>
      <text:p text:style-name="P1">Him ||熊</text:p>
      <text:p text:style-name="P1">Hin Un 軒轅</text:p>
      <text:p text:style-name="P1">Hinyuen 軒轅</text:p>
      <text:p text:style-name="P1">Hiok ||郁鬱</text:p>
      <text:p text:style-name="P1">Hiung ||熊</text:p>
      <text:p text:style-name="P1">Hng ||殷</text:p>
      <text:p text:style-name="P1">Ho 何賀|何賀和|何</text:p>
      <text:p text:style-name="P1">Ho-lien |赫連</text:p>
      <text:p text:style-name="P1">Hoa ||華和</text:p>
      <text:p text:style-name="P1">Hoh ||何侯</text:p>
      <text:p text:style-name="P1">Hoi 許海</text:p>
      <text:p text:style-name="P1">Hok ||伏福</text:p>
      <text:p text:style-name="P1">Hon 韓||韓</text:p>
      <text:p text:style-name="P1">Hong 孔康熊項杭洪匡空紅亢|洪弘紅|韓鳳酆洪封弘豐</text:p>
      <text:p text:style-name="P1">Hoo ||許賀和胡符扶扈</text:p>
      <text:p text:style-name="P1">Hooi ||許</text:p>
      <text:p text:style-name="P1">Hoon ||雲</text:p>
      <text:p text:style-name="P1">Hor ||何賀</text:p>
      <text:p text:style-name="P1">Hou |侯后後|侯</text:p>
      <text:p text:style-name="P1">How ||郝</text:p>
      <text:p text:style-name="P1">Hsi |奚席郗郤習</text:p>
      <text:p text:style-name="P1">Hsi-men |西門</text:p>
      <text:p text:style-name="P1">Hsia |夏|夏</text:p>
      <text:p text:style-name="P1">Hsia-hou |夏侯</text:p>
      <text:p text:style-name="P1">Hsiang |項向相</text:p>
      <text:p text:style-name="P1">Hsiao |蕭</text:p>
      <text:p text:style-name="P1">Hsieh |謝解</text:p>
      <text:p text:style-name="P1">Hsien |咸</text:p>
      <text:p text:style-name="P1">Hsien-yu |鮮于</text:p>
      <text:p text:style-name="P1">Hsin |辛</text:p>
      <text:p text:style-name="P1">Hsing |邢幸星|星</text:p>
      <text:p text:style-name="P1">Hsiung |熊</text:p>
      <text:p text:style-name="P1">Hsu |許徐胥須</text:p>
      <text:p text:style-name="P1">Hsuan |宣</text:p>
      <text:p text:style-name="P1">Hsuan-yuan |軒轅</text:p>
      <text:p text:style-name="P1">Hsueh |薛</text:p>
      <text:p text:style-name="P1">Hsun |荀</text:p>
      <text:p text:style-name="P1">Hu |胡扈|胡符扶扈</text:p>
      <text:p text:style-name="P1">Hu-yen |呼延</text:p>
      <text:p text:style-name="P1">Hua |華花滑|華和</text:p>
      <text:p text:style-name="P1">Huai |懷|懷</text:p>
      <text:p text:style-name="P1">Huan |宦桓</text:p>
      <text:p text:style-name="P1">Huang |黃|范樊宦衡</text:p>
      <text:p text:style-name="P1">Huang-fu |皇甫</text:p>
      <text:p text:style-name="P1">Huangfu |皇甫</text:p>
      <text:p text:style-name="P1">Huay ||花</text:p>
      <text:p text:style-name="P1">Hui 許|惠|費惠</text:p>
      <text:p text:style-name="P1">Hung 孔熊洪空紅|洪弘紅|雲熊洪</text:p>
      <text:p text:style-name="P1">Huo |霍</text:p>
      <text:p text:style-name="P1">Huong ||方</text:p>
      <text:p text:style-name="P1">Huyan |呼延</text:p>
      <text:p text:style-name="P1">Hwee ||費惠</text:p>
      <text:p text:style-name="P1">Hye ||解</text:p>
      <text:p text:style-name="P1"><text:span text:style-name="T1">I</text:span> 伊|羿伊易益|余</text:p>
      <text:p text:style-name="P1">Iam 任陰欽</text:p>
      <text:p text:style-name="P1">Ian 殷甄印</text:p>
      <text:p text:style-name="P1">Iao 尤邱游丘有</text:p>
      <text:p text:style-name="P1">Iau 邱</text:p>
      <text:p text:style-name="P1">Iek 羿易益</text:p>
      <text:p text:style-name="P1">Ieng 應邢</text:p>
      <text:p text:style-name="P1">Ieong 楊羊仰養陽</text:p>
      <text:p text:style-name="P1">Ieong Sit 羊舌</text:p>
      <text:p text:style-name="P1">Im 嚴閻閆</text:p>
      <text:p text:style-name="P1">In 燕鄢言</text:p>
      <text:p text:style-name="P1">Io 姚饒</text:p>
      <text:p text:style-name="P1">Ioi 芮</text:p>
      <text:p text:style-name="P1">Iok 郁沃</text:p>
      <text:p text:style-name="P1">Iong 翁戎雍容融</text:p>
      <text:p text:style-name="P1">Ip 葉</text:p>
      <text:p text:style-name="P1">Iu 姚</text:p>
      <text:p text:style-name="P1">Iun 袁元</text:p>
      <text:p text:style-name="P1"><text:span text:style-name="T1">J</text:span>an |冉</text:p>
      <text:p text:style-name="P1">Jao |饒</text:p>
      <text:p text:style-name="P1">Je ||俞</text:p>
      <text:p text:style-name="P1">Jee ||朱</text:p>
      <text:p text:style-name="P1">Jeh ||朱</text:p>
      <text:p text:style-name="P1">Jen |任</text:p>
      <text:p text:style-name="P1">Jeow ||饒</text:p>
      <text:p text:style-name="P1">Ji |計紀季吉嵇汲薊籍姬冀暨</text:p>
      <text:p text:style-name="P1">Jia |賈家郟</text:p>
      <text:p text:style-name="P1">Jiagu |夾谷</text:p>
      <text:p text:style-name="P1">Jiam ||冉</text:p>
      <text:p text:style-name="P1">Jian |簡</text:p>
      <text:p text:style-name="P1">Jiang |蔣姜江</text:p>
      <text:p text:style-name="P1">Jiao |焦</text:p>
      <text:p text:style-name="P1">Jiau ||饒</text:p>
      <text:p text:style-name="P1">Jim 詹||任</text:p>
      <text:p text:style-name="P1">Jin |金靳晉</text:p>
      <text:p text:style-name="P1">Jing |經井景荊</text:p>
      <text:p text:style-name="P1">Jong ||戎</text:p>
      <text:p text:style-name="P1">Joo ||喻俞茹庾</text:p>
      <text:p text:style-name="P1">Jor 左</text:p>
      <text:p text:style-name="P1">Ju |茹居鞠汝|喻俞庾</text:p>
      <text:p text:style-name="P1">Juan |阮</text:p>
      <text:p text:style-name="P1">Juay ||芮</text:p>
      <text:p text:style-name="P1">Jui |芮</text:p>
      <text:p text:style-name="P1">Jung |榮戎容融</text:p>
      <text:p text:style-name="P1"><text:span text:style-name="T1">K</text:span>a 賈家||賈</text:p>
      <text:p text:style-name="P1">Kah 家</text:p>
      <text:p text:style-name="P1">Kai 計解薊</text:p>
      <text:p text:style-name="P1">Kak ||霍</text:p>
      <text:p text:style-name="P1">Kam 金甘琴||湛甘</text:p>
      <text:p text:style-name="P1">Kan 靳簡|干甘闞|簡</text:p>
      <text:p text:style-name="P1">Kang 耿|康亢|康江簡</text:p>
      <text:p text:style-name="P1">Kao 裘寇|高郜</text:p>
      <text:p text:style-name="P1">Kap Kok 夾谷</text:p>
      <text:p text:style-name="P1">Kat 吉||葛</text:p>
      <text:p text:style-name="P1">Kau 裘寇||郜</text:p>
      <text:p text:style-name="P1">Ke |柯</text:p>
      <text:p text:style-name="P1">Kee ||祁紀嵇薊姬冀暨</text:p>
      <text:p text:style-name="P1">Kei 祁紀姬冀暨</text:p>
      <text:p text:style-name="P1">Kek ||麴</text:p>
      <text:p text:style-name="P1">Keng 經景荊|耿|經弓宮景荊</text:p>
      <text:p text:style-name="P1">Keoh ||郭</text:p>
      <text:p text:style-name="P1">Keong 姜強</text:p>
      <text:p text:style-name="P1">Keow ||喬</text:p>
      <text:p text:style-name="P1">Ker ||瞿居</text:p>
      <text:p text:style-name="P1">Keu ||瞿居</text:p>
      <text:p text:style-name="P1">Keung 姜強||靳</text:p>
      <text:p text:style-name="P1">Kew ||邱裘</text:p>
      <text:p text:style-name="P1">Khak ||霍</text:p>
      <text:p text:style-name="P1">Kham ||湛</text:p>
      <text:p text:style-name="P1">Khang ||康江</text:p>
      <text:p text:style-name="P1">Khaw ||許</text:p>
      <text:p text:style-name="P1">Khek ||麴</text:p>
      <text:p text:style-name="P1">Khew ||丘</text:p>
      <text:p text:style-name="P1">Khiah ||郤</text:p>
      <text:p text:style-name="P1">Khiang ||強</text:p>
      <text:p text:style-name="P1">Kho ||許郭戈</text:p>
      <text:p text:style-name="P1">Khoh ||許</text:p>
      <text:p text:style-name="P1">Khong ||孔江</text:p>
      <text:p text:style-name="P1">Khoo ||許邱古丘</text:p>
      <text:p text:style-name="P1">Khor ||許邱戈</text:p>
      <text:p text:style-name="P1">Khow ||許</text:p>
      <text:p text:style-name="P1">Khu ||許邱</text:p>
      <text:p text:style-name="P1">Ki ||紀</text:p>
      <text:p text:style-name="P1">Kia ||賈</text:p>
      <text:p text:style-name="P1">Kiah ||郤</text:p>
      <text:p text:style-name="P1">Kiang ||姜強</text:p>
      <text:p text:style-name="P1">Kiao ||喬</text:p>
      <text:p text:style-name="P1">Kiau ||喬</text:p>
      <text:p text:style-name="P1">Kiew ||邱</text:p>
      <text:p text:style-name="P1">Kik ||吉</text:p>
      <text:p text:style-name="P1">Kim ||金琴</text:p>
      <text:p text:style-name="P1">King 經景荊||金靳龍</text:p>
      <text:p text:style-name="P1">Kio 喬</text:p>
      <text:p text:style-name="P1">Kiong ||龔鞏</text:p>
      <text:p text:style-name="P1">Kit 吉</text:p>
      <text:p text:style-name="P1">Kiu 喬||邱</text:p>
      <text:p text:style-name="P1">Ko 高戈|葛柯戈蓋|高</text:p>
      <text:p text:style-name="P1">Koa ||柯</text:p>
      <text:p text:style-name="P1">Koay ||郭</text:p>
      <text:p text:style-name="P1">Koe ||顧</text:p>
      <text:p text:style-name="P1">Koh ||許顧高古寇</text:p>
      <text:p text:style-name="P1">Koi 瞿居蓋||計</text:p>
      <text:p text:style-name="P1">Kok 郝麴谷鞠||郭谷國</text:p>
      <text:p text:style-name="P1">Kok Leong 穀梁</text:p>
      <text:p text:style-name="P1">Kon 干</text:p>
      <text:p text:style-name="P1">Kong 江龔弓宮貢公|孔空|孔江龔貢公</text:p>
      <text:p text:style-name="P1">Kong Ieong 公羊</text:p>
      <text:p text:style-name="P1">Kong Leong 公良</text:p>
      <text:p text:style-name="P1">Kong Sai 公西</text:p>
      <text:p text:style-name="P1">Kong Sun 公孫</text:p>
      <text:p text:style-name="P1">Konh 鞏</text:p>
      <text:p text:style-name="P1">Koo 顧古||古</text:p>
      <text:p text:style-name="P1">Kor ||高戈</text:p>
      <text:p text:style-name="P1">Kot 葛</text:p>
      <text:p text:style-name="P1">Kou 高|寇勾緱|寇</text:p>
      <text:p text:style-name="P1">Kow ||高郜</text:p>
      <text:p text:style-name="P1">Ku 顧古|顧谷古|高古</text:p>
      <text:p text:style-name="P1">Ku-liang |穀梁</text:p>
      <text:p text:style-name="P1">Kua ||柯</text:p>
      <text:p text:style-name="P1">Kuah ||葛</text:p>
      <text:p text:style-name="P1">Kuai 季桂歸|蒯</text:p>
      <text:p text:style-name="P1">Kuan 關|管關|權</text:p>
      <text:p text:style-name="P1">Kuang |匡廣況|管耿匡廣關權</text:p>
      <text:p text:style-name="P1">Kue ||邱</text:p>
      <text:p text:style-name="P1">Kueh ||郭闕</text:p>
      <text:p text:style-name="P1">Kuei |夔歸</text:p>
      <text:p text:style-name="P1">Kuek ||郭闕</text:p>
      <text:p text:style-name="P1">Kuen 權</text:p>
      <text:p text:style-name="P1">Kuet 闕</text:p>
      <text:p text:style-name="P1">Kui 瞿居|隗桂夔|季桂夔</text:p>
      <text:p text:style-name="P1">Kuit 闕</text:p>
      <text:p text:style-name="P1">Kuk 麴谷||屈</text:p>
      <text:p text:style-name="P1">Kun 管權</text:p>
      <text:p text:style-name="P1">Kung 龔弓宮貢鞏公|孔龔弓宮貢鞏空公|孔</text:p>
      <text:p text:style-name="P1">Kung-hsi |公西</text:p>
      <text:p text:style-name="P1">Kung-liang |公良</text:p>
      <text:p text:style-name="P1">Kung-sun |公孫</text:p>
      <text:p text:style-name="P1">Kung-yang |公羊</text:p>
      <text:p text:style-name="P1">Kung-yeh |公冶</text:p>
      <text:p text:style-name="P1">Kungleung 公良</text:p>
      <text:p text:style-name="P1">Kungsai 公西</text:p>
      <text:p text:style-name="P1">Kungsuen 公孫</text:p>
      <text:p text:style-name="P1">Kungyeung 公羊</text:p>
      <text:p text:style-name="P1">Kuo |郭國</text:p>
      <text:p text:style-name="P1">Kuoc 郭</text:p>
      <text:p text:style-name="P1">Kuok 郭國</text:p>
      <text:p text:style-name="P1">Kuong 廣</text:p>
      <text:p text:style-name="P1">Kut 吉||屈</text:p>
      <text:p text:style-name="P1">Kwa ||柯</text:p>
      <text:p text:style-name="P1">Kwai 季桂歸</text:p>
      <text:p text:style-name="P1">Kwan 關||管關</text:p>
      <text:p text:style-name="P1">Kwang |況</text:p>
      <text:p text:style-name="P1">Kwee ||季桂夔</text:p>
      <text:p text:style-name="P1">Kwoh ||郭</text:p>
      <text:p text:style-name="P1">Kwok 郭國||郭</text:p>
      <text:p text:style-name="P1">Kwong 廣況</text:p>
      <text:p text:style-name="P1">Kwun 管</text:p>
      <text:p text:style-name="P1"><text:span text:style-name="T1">L</text:span>ai 厲黎賴|賴|賴</text:p>
      <text:p text:style-name="P1">Lak ||樂</text:p>
      <text:p text:style-name="P1">Lam 藍林||藍林</text:p>
      <text:p text:style-name="P1">Lan |藍|藍</text:p>
      <text:p text:style-name="P1">Lang 冷|郎|郎</text:p>
      <text:p text:style-name="P1">Lao 柳婁劉|勞|勞</text:p>
      <text:p text:style-name="P1">Lau 柳婁劉||劉勞</text:p>
      <text:p text:style-name="P1">Law 羅||羅劉</text:p>
      <text:p text:style-name="P1">Lay ||賴</text:p>
      <text:p text:style-name="P1">Lee 李利|李|李呂厲黎酈利</text:p>
      <text:p text:style-name="P1">Lei 李利|雷|呂雷</text:p>
      <text:p text:style-name="P1">Lek ||陸</text:p>
      <text:p text:style-name="P1">Leng 凌|冷|凌甯龍能</text:p>
      <text:p text:style-name="P1">Leng Vu 令狐</text:p>
      <text:p text:style-name="P1">Leo ||梁</text:p>
      <text:p text:style-name="P1">Leong 梁||梁龍連</text:p>
      <text:p text:style-name="P1">Leong Iao 梁丘</text:p>
      <text:p text:style-name="P1">Leow ||廖</text:p>
      <text:p text:style-name="P1">Leung 梁</text:p>
      <text:p text:style-name="P1">Lew ||柳</text:p>
      <text:p text:style-name="P1">Lewe ||雷</text:p>
      <text:p text:style-name="P1">Li 李利|李厲黎酈利|李呂黎</text:p>
      <text:p text:style-name="P1">Liam ||廉</text:p>
      <text:p text:style-name="P1">Lian |廉連|連</text:p>
      <text:p text:style-name="P1">Liang |梁|梁藺連</text:p>
      <text:p text:style-name="P1">Liang-chiu |梁丘</text:p>
      <text:p text:style-name="P1">Liangqiu |梁丘</text:p>
      <text:p text:style-name="P1">Liao |廖|劉廖</text:p>
      <text:p text:style-name="P1">Liau ||廖</text:p>
      <text:p text:style-name="P1">Lien |廉連</text:p>
      <text:p text:style-name="P1">Lieu ||劉</text:p>
      <text:p text:style-name="P1">Liew ||柳劉廖</text:p>
      <text:p text:style-name="P1">Lim 廉||林</text:p>
      <text:p text:style-name="P1">Lin 連|林藺|林凌</text:p>
      <text:p text:style-name="P1">Ling 凌|凌|林凌</text:p>
      <text:p text:style-name="P1">Ling-hu |令狐</text:p>
      <text:p text:style-name="P1">Linghu |令狐</text:p>
      <text:p text:style-name="P1">Lingwoo 令狐</text:p>
      <text:p text:style-name="P1">Lio 郤廖</text:p>
      <text:p text:style-name="P1">Liong ||梁</text:p>
      <text:p text:style-name="P1">Lip 聶</text:p>
      <text:p text:style-name="P1">Liu 廖|柳劉|柳劉</text:p>
      <text:p text:style-name="P1">Lo 魯羅路盧勞|羅駱|羅</text:p>
      <text:p text:style-name="P1">Loh ||呂魯羅路駱盧</text:p>
      <text:p text:style-name="P1">Loi 呂雷||雷黎</text:p>
      <text:p text:style-name="P1">Lok 樂駱陸祿||駱陸祿</text:p>
      <text:p text:style-name="P1">Loke ||駱</text:p>
      <text:p text:style-name="P1">Lon 藺||龍</text:p>
      <text:p text:style-name="P1">Long 郎龍隆|龍隆|郎農隆</text:p>
      <text:p text:style-name="P1">Loo 盧||魯婁盧</text:p>
      <text:p text:style-name="P1">Looi ||雷</text:p>
      <text:p text:style-name="P1">Lor ||羅</text:p>
      <text:p text:style-name="P1">Lou 魯路盧勞|婁</text:p>
      <text:p text:style-name="P1">Low ||盧劉勞</text:p>
      <text:p text:style-name="P1">Loy ||黎</text:p>
      <text:p text:style-name="P1">Lu 盧|呂魯路盧陸祿逯|魯盧</text:p>
      <text:p text:style-name="P1">Lu-chiu |閭丘</text:p>
      <text:p text:style-name="P1">Luan |欒</text:p>
      <text:p text:style-name="P1">Luang ||欒</text:p>
      <text:p text:style-name="P1">Luen 欒</text:p>
      <text:p text:style-name="P1">Lui 呂雷||呂雷</text:p>
      <text:p text:style-name="P1">Luk 陸祿||陸</text:p>
      <text:p text:style-name="P1">Lum ||林</text:p>
      <text:p text:style-name="P1">Lun 藺</text:p>
      <text:p text:style-name="P1">Lung 龍隆|龍隆</text:p>
      <text:p text:style-name="P1">Luo |羅駱</text:p>
      <text:p text:style-name="P1">Luqiu |閭丘</text:p>
      <text:p text:style-name="P1">Lye ||賴</text:p>
      <text:p text:style-name="P1"><text:span text:style-name="T1">M</text:span>a 馬麻|馬麻|馬</text:p>
      <text:p text:style-name="P1">Mah ||馬</text:p>
      <text:p text:style-name="P1">Mai 米|麥</text:p>
      <text:p text:style-name="P1">Mak 墨麥||麥</text:p>
      <text:p text:style-name="P1">Man 閔萬聞文|滿|萬</text:p>
      <text:p text:style-name="P1">Man Ian 聞人</text:p>
      <text:p text:style-name="P1">Mang 孟||孟蒙</text:p>
      <text:p text:style-name="P1">Manyan 聞人</text:p>
      <text:p text:style-name="P1">Mao 茅牟|毛茅</text:p>
      <text:p text:style-name="P1">Mau 茅繆||茅</text:p>
      <text:p text:style-name="P1">May ||梅</text:p>
      <text:p text:style-name="P1">Mei 糜|梅|梅</text:p>
      <text:p text:style-name="P1">Mei Sang 微生</text:p>
      <text:p text:style-name="P1">Meng 明|孟蒙|孟明</text:p>
      <text:p text:style-name="P1">Mha ||馬</text:p>
      <text:p text:style-name="P1">Mi |米糜宓</text:p>
      <text:p text:style-name="P1">Miang ||閔</text:p>
      <text:p text:style-name="P1">Miao |苗繆</text:p>
      <text:p text:style-name="P4">Miau ||苗</text:p>
      <text:p text:style-name="P4">Mie |乜</text:p>
      <text:p text:style-name="P5">Mik ||宓</text:p>
      <text:p text:style-name="P5"><text:soft-page-break/>Min |閔</text:p>
      <text:p text:style-name="P1">Ming 明|明</text:p>
      <text:p text:style-name="P1">Mio 苗繆</text:p>
      <text:p text:style-name="P1">Miu 苗繆</text:p>
      <text:p text:style-name="P1">Mo 毛巫武慕毋|莫墨</text:p>
      <text:p text:style-name="P1">Mo-chi |萬俟</text:p>
      <text:p text:style-name="P1">Moh ||毛</text:p>
      <text:p text:style-name="P1">Moi ||梅</text:p>
      <text:p text:style-name="P2">Mok 穆莫牧||穆莫繆牧</text:p>
      <text:p text:style-name="P1">Mok Kee ||萬俟</text:p>
      <text:p text:style-name="P1">Moma 巫馬</text:p>
      <text:p text:style-name="P3">Mong 蒙||蒙</text:p>
      <text:p text:style-name="P1">Moo ||毛</text:p>
      <text:p text:style-name="P1">Moqi |萬俟</text:p>
      <text:p text:style-name="P1">Mor ||毛慕</text:p>
      <text:p text:style-name="P1">Mou 毛巫武慕毋|牟</text:p>
      <text:p text:style-name="P1">Mou Iong 慕容</text:p>
      <text:p text:style-name="P1">Mou Ma 巫馬</text:p>
      <text:p text:style-name="P1">Mow ||茅</text:p>
      <text:p text:style-name="P1">Moyung 慕容</text:p>
      <text:p text:style-name="P1">Mu |穆牧慕</text:p>
      <text:p text:style-name="P1">Mu-jung |慕容</text:p>
      <text:p text:style-name="P1">Mua ||麻</text:p>
      <text:p text:style-name="P1">Muan ||滿</text:p>
      <text:p text:style-name="P1">Mui 梅</text:p>
      <text:p text:style-name="P1">Muk 穆牧||麥</text:p>
      <text:p text:style-name="P1">Mun 滿</text:p>
      <text:p text:style-name="P1">Mung 蒙||蒙</text:p>
      <text:p text:style-name="P1">Murong |慕容</text:p>
      <text:p text:style-name="P1"><text:span text:style-name="T1">N</text:span>a 那|那</text:p>
      <text:p text:style-name="P1">Nah ||藍</text:p>
      <text:p text:style-name="P1">Nai |能|賴</text:p>
      <text:p text:style-name="P1">Nam 藍</text:p>
      <text:p text:style-name="P1">Nam Kong 南宮</text:p>
      <text:p text:style-name="P1">Nam Mun 南門</text:p>
      <text:p text:style-name="P1">Namkung 南宮</text:p>
      <text:p text:style-name="P1">Nammun 南門</text:p>
      <text:p text:style-name="P1">Nan 難|難</text:p>
      <text:p text:style-name="P1">Nan-kung |南宮</text:p>
      <text:p text:style-name="P1">Nan-men |南門</text:p>
      <text:p text:style-name="P1">Nang 能</text:p>
      <text:p text:style-name="P1">Nangong |南宮</text:p>
      <text:p text:style-name="P1">Nanmen |南門</text:p>
      <text:p text:style-name="P1">Nao 鈕</text:p>
      <text:p text:style-name="P1">Nau 鈕</text:p>
      <text:p text:style-name="P1">Ne 乜</text:p>
      <text:p text:style-name="P1">Nee ||年</text:p>
      <text:p text:style-name="P1">Neng 甯</text:p>
      <text:p text:style-name="P1">Neo ||梁</text:p>
      <text:p text:style-name="P1">Neoh ||梁</text:p>
      <text:p text:style-name="P1">New ||鈕</text:p>
      <text:p text:style-name="P1">Ng 吳伍||吳王伍黃</text:p>
      <text:p text:style-name="P1">Nga ||倪</text:p>
      <text:p text:style-name="P1">Ngai 魏倪危艾||艾</text:p>
      <text:p text:style-name="P1">Ngak ||鄂</text:p>
      <text:p text:style-name="P1">Ngam ||任倪藍顏</text:p>
      <text:p text:style-name="P1">Ngan 顏晏||顏</text:p>
      <text:p text:style-name="P1">Ngang ||顏</text:p>
      <text:p text:style-name="P1">Ngao 牛勾</text:p>
      <text:p text:style-name="P1">Ngau 牛</text:p>
      <text:p text:style-name="P1">Ngee ||羿</text:p>
      <text:p text:style-name="P1">Ngen ||袁</text:p>
      <text:p text:style-name="P1">Ngiam ||嚴任閻</text:p>
      <text:p text:style-name="P1">Ngiang ||仰</text:p>
      <text:p text:style-name="P1">Ngieng ||任</text:p>
      <text:p text:style-name="P1">Ngim ||嚴岑</text:p>
      <text:p text:style-name="P1">Ngo 敖||吳伍</text:p>
      <text:p text:style-name="P1">Ngoh ||伍虞</text:p>
      <text:p text:style-name="P1">Ngok 樂鄂岳</text:p>
      <text:p text:style-name="P1">Ngok Cheng 樂正</text:p>
      <text:p text:style-name="P1">Ngor ||虞</text:p>
      <text:p text:style-name="P1">Ngu ||吳</text:p>
      <text:p text:style-name="P1">Nguang ||元阮</text:p>
      <text:p text:style-name="P1">Ngui ||魏危隗</text:p>
      <text:p text:style-name="P1">Ngwan ||阮</text:p>
      <text:p text:style-name="P1">Ngwee ||危隗</text:p>
      <text:p text:style-name="P1">Ni |倪</text:p>
      <text:p text:style-name="P1">Nian |年</text:p>
      <text:p text:style-name="P1">Niap ||聶</text:p>
      <text:p text:style-name="P1">Nie |聶</text:p>
      <text:p text:style-name="P1">Nieh |聶乜</text:p>
      <text:p text:style-name="P1">Nien |年</text:p>
      <text:p text:style-name="P1">Nin 年</text:p>
      <text:p text:style-name="P1">Ning 甯|甯</text:p>
      <text:p text:style-name="P1">Nio ||梁</text:p>
      <text:p text:style-name="P1">Nip 聶</text:p>
      <text:p text:style-name="P1">Niu |鈕牛|梁鈕</text:p>
      <text:p text:style-name="P1">Nong 農|農</text:p>
      <text:p text:style-name="P1">Nung 農|農</text:p>
      <text:p text:style-name="P1"><text:span text:style-name="T1">O</text:span> 柯|鄂</text:p>
      <text:p text:style-name="P1">Oh ||胡烏</text:p>
      <text:p text:style-name="P1">Oi 愛</text:p>
      <text:p text:style-name="P1">Ok 樂</text:p>
      <text:p text:style-name="P1">On 安</text:p>
      <text:p text:style-name="P1">Ong ||王黃洪</text:p>
      <text:p text:style-name="P1">Ooi ||黃</text:p>
      <text:p text:style-name="P1">Oon ||溫</text:p>
      <text:p text:style-name="P1">Or 柯</text:p>
      <text:p text:style-name="P1">Ou |歐</text:p>
      <text:p text:style-name="P1">Ou-yang |歐陽</text:p>
      <text:p text:style-name="P1">Ouyang |歐陽</text:p>
      <text:p text:style-name="P1">Ow ||歐</text:p>
      <text:p text:style-name="P1"><text:span text:style-name="T1">P</text:span>a 巴|巴|巴</text:p>
      <text:p text:style-name="P1">Pai |白</text:p>
      <text:p text:style-name="P1">Pai-li |百里</text:p>
      <text:p text:style-name="P1">Pak 柏白伯</text:p>
      <text:p text:style-name="P1">Pak Lei 百里</text:p>
      <text:p text:style-name="P1">Pan 班|潘班|潘</text:p>
      <text:p text:style-name="P1">Pang 彭蓬|龐逄|馮潘彭龐房班逄</text:p>
      <text:p text:style-name="P1">Pao 鮑包|鮑包暴|包暴</text:p>
      <text:p text:style-name="P1">Pat 畢</text:p>
      <text:p text:style-name="P1">Pau 鮑包||鮑暴</text:p>
      <text:p text:style-name="P1">Peh ||柏彭白伯</text:p>
      <text:p text:style-name="P1">Pei 費皮|貝裴</text:p>
      <text:p text:style-name="P1">Pek ||柏伯</text:p>
      <text:p text:style-name="P1">Pen |賁</text:p>
      <text:p text:style-name="P1">Peng 平|彭蓬|彭平邴</text:p>
      <text:p text:style-name="P1">Per ||裴</text:p>
      <text:p text:style-name="P1">Phan ||樊</text:p>
      <text:p text:style-name="P1">Phang ||潘彭逄</text:p>
      <text:p text:style-name="P1">Pheng ||平</text:p>
      <text:p text:style-name="P1">Phong ||龐蓬</text:p>
      <text:p text:style-name="P1">Phoo ||蒲</text:p>
      <text:p text:style-name="P1">Phua ||潘</text:p>
      <text:p text:style-name="P1">Phun ||方</text:p>
      <text:p text:style-name="P1">Pi |畢皮</text:p>
      <text:p text:style-name="P1">Piak ||別</text:p>
      <text:p text:style-name="P1">Piang ||卞邊</text:p>
      <text:p text:style-name="P1">Pieh |別</text:p>
      <text:p text:style-name="P1">Pien |卞邊</text:p>
      <text:p text:style-name="P1">Pin 卞邊</text:p>
      <text:p text:style-name="P1">Ping 平|平邴</text:p>
      <text:p text:style-name="P1">Piong ||房</text:p>
      <text:p text:style-name="P1">Pit 別</text:p>
      <text:p text:style-name="P1">Png ||方</text:p>
      <text:p text:style-name="P1">Po 暴蒲浦步|柏薄伯</text:p>
      <text:p text:style-name="P1">Poh ||傅薄浦步</text:p>
      <text:p text:style-name="P1">Pok 卜薄||卜</text:p>
      <text:p text:style-name="P1">Pong 龐||龐蓬</text:p>
      <text:p text:style-name="P1">Poo ||傅富</text:p>
      <text:p text:style-name="P1">Poon 潘</text:p>
      <text:p text:style-name="P1">Pou 暴蒲浦步||浦</text:p>
      <text:p text:style-name="P1">Pow ||鮑包暴</text:p>
      <text:p text:style-name="P1">Pu |卜蒲濮浦步</text:p>
      <text:p text:style-name="P1">Pu-yang |濮陽</text:p>
      <text:p text:style-name="P1">Puay ||皮貝裴</text:p>
      <text:p text:style-name="P1">Pui 貝裴</text:p>
      <text:p text:style-name="P1">Puk 卜</text:p>
      <text:p text:style-name="P1">Pun 潘</text:p>
      <text:p text:style-name="P1">Pung ||方</text:p>
      <text:p text:style-name="P1">Put 畢</text:p>
      <text:p text:style-name="P1">Puu ||卜</text:p>
      <text:p text:style-name="P1">Puyang |濮陽</text:p>
      <text:p text:style-name="P1"><text:span text:style-name="T1">Q</text:span>i |戚齊祁</text:p>
      <text:p text:style-name="P1">Qian |錢</text:p>
      <text:p text:style-name="P1">Qiang |強</text:p>
      <text:p text:style-name="P1">Qiao |喬譙</text:p>
      <text:p text:style-name="P1">Qidiao |漆雕</text:p>
      <text:p text:style-name="P1">Qiguan |亓官</text:p>
      <text:p text:style-name="P1">Qin |秦欽琴</text:p>
      <text:p text:style-name="P1">Qiu |邱裘秋仇丘</text:p>
      <text:p text:style-name="P1">Qu |屈麴璩瞿</text:p>
      <text:p text:style-name="P1">Quah ||</text:p>
      <text:p text:style-name="P1">Quan |全權</text:p>
      <text:p text:style-name="P1">Que |闕</text:p>
      <text:p text:style-name="P1">Quek ||郭</text:p>
      <text:p text:style-name="P1"><text:span text:style-name="T1">R</text:span>an |冉</text:p>
      <text:p text:style-name="P1">Rao |饒</text:p>
      <text:p text:style-name="P1">Ren |任</text:p>
      <text:p text:style-name="P1">Riam ||冉</text:p>
      <text:p text:style-name="P1">Rong |榮戎容融</text:p>
      <text:p text:style-name="P1">Ru |茹汝</text:p>
      <text:p text:style-name="P1">Ruan |阮</text:p>
      <text:p text:style-name="P1">Rui |芮</text:p>
      <text:p text:style-name="P1"><text:span text:style-name="T1">S</text:span>a 沙</text:p>
      <text:p text:style-name="P1">Sai Mun 西門</text:p>
      <text:p text:style-name="P1">Saimun 西門</text:p>
      <text:p text:style-name="P1">Sam 沈岑</text:p>
      <text:p text:style-name="P1">San 山申慎辛</text:p>
      <text:p text:style-name="P1">San Tou 申屠</text:p>
      <text:p text:style-name="P1">Sang |桑|成雙</text:p>
      <text:p text:style-name="P1">Sao 仇壽||邵</text:p>
      <text:p text:style-name="P1">Sau 仇壽</text:p>
      <text:p text:style-name="P1">Saw ||蘇</text:p>
      <text:p text:style-name="P1">Se 佘</text:p>
      <text:p text:style-name="P1">Seah ||謝佘</text:p>
      <text:p text:style-name="P1">See 時||施謝時徐司池</text:p>
      <text:p text:style-name="P1">See Beh ||司馬</text:p>
      <text:p text:style-name="P1">Seh ||徐</text:p>
      <text:p text:style-name="P1">Sek 石</text:p>
      <text:p text:style-name="P1">Seng 成盛星||成盛星</text:p>
      <text:p text:style-name="P1">Seoi 須</text:p>
      <text:p text:style-name="P1">Seong 雙尚相商賞||常</text:p>
      <text:p text:style-name="P1">Seong Kun 上官</text:p>
      <text:p text:style-name="P1">Seow ||蕭邵韶</text:p>
      <text:p text:style-name="P1">Ser ||史師</text:p>
      <text:p text:style-name="P1">Seu ||蕭</text:p>
      <text:p text:style-name="P1">Seung ||桑</text:p>
      <text:p text:style-name="P1">Sew ||蕭壽</text:p>
      <text:p text:style-name="P1">Sha 沙|沙|沙</text:p>
      <text:p text:style-name="P1">Shan |單山</text:p>
      <text:p text:style-name="P1">Shang |尚商賞|成盛</text:p>
      <text:p text:style-name="P1">Shang-kuan |上官</text:p>
      <text:p text:style-name="P1">Shangguan |上官</text:p>
      <text:p text:style-name="P1">Shao |邵韶|邵</text:p>
      <text:p text:style-name="P1">Shau ||邵</text:p>
      <text:p text:style-name="P1">Shaw ||邵</text:p>
      <text:p text:style-name="P1">She |厙佘</text:p>
      <text:p text:style-name="P1">Sheh 佘</text:p>
      <text:p text:style-name="P1">Shek 石</text:p>
      <text:p text:style-name="P1">Shen |沈莘申慎</text:p>
      <text:p text:style-name="P1">Shen-tu |申屠</text:p>
      <text:p text:style-name="P1">Sheng |盛</text:p>
      <text:p text:style-name="P1">Shentu |申屠</text:p>
      <text:p text:style-name="P1">Sheong 常</text:p>
      <text:p text:style-name="P1">Sheung 常雙尚相商賞</text:p>
      <text:p text:style-name="P1">Sheungkwun 上官</text:p>
      <text:p text:style-name="P1">Shi |施史時石師</text:p>
      <text:p text:style-name="P1">Shih |施史時石師</text:p>
      <text:p text:style-name="P1">Shim ||沈</text:p>
      <text:p text:style-name="P1">Shing 成盛</text:p>
      <text:p text:style-name="P1">Shiu 蕭邵</text:p>
      <text:p text:style-name="P1">Shong ||宋</text:p>
      <text:p text:style-name="P1">Shou |壽</text:p>
      <text:p text:style-name="P1">Shu 舒|舒束殳|水</text:p>
      <text:p text:style-name="P1">Shuai |帥</text:p>
      <text:p text:style-name="P1">Shuang |雙</text:p>
      <text:p text:style-name="P1">Shui |水</text:p>
      <text:p text:style-name="P1">Shum 沈岑||沈</text:p>
      <text:p text:style-name="P1">Shun ||孫沈</text:p>
      <text:p text:style-name="P1">Si 施史時司師|司|施時司</text:p>
      <text:p text:style-name="P1">Si Hong 司空</text:p>
      <text:p text:style-name="P1">Si Kao 司寇</text:p>
      <text:p text:style-name="P1">Si Ma 司馬</text:p>
      <text:p text:style-name="P1">Si Tou 司徒</text:p>
      <text:p text:style-name="P1">Sia ||謝佘</text:p>
      <text:p text:style-name="P1">Siah ||佘</text:p>
      <text:p text:style-name="P1">Siang ||單尚商</text:p>
      <text:p text:style-name="P1">Siang Woo ||單于</text:p>
      <text:p text:style-name="P1">Siao ||蕭韶</text:p>
      <text:p text:style-name="P1">Siau ||蕭韶</text:p>
      <text:p text:style-name="P1">Siaw ||蕭</text:p>
      <text:p text:style-name="P1">Siew ||蕭</text:p>
      <text:p text:style-name="P1">Sih ||施薛</text:p>
      <text:p text:style-name="P1">Sii ||施</text:p>
      <text:p text:style-name="P1">Sik ||薛習</text:p>
      <text:p text:style-name="P1">Sikong |司空</text:p>
      <text:p text:style-name="P1">Sikou |司寇</text:p>
      <text:p text:style-name="P1">Silk ||薛</text:p>
      <text:p text:style-name="P1">Sim ||沈</text:p>
      <text:p text:style-name="P1">Sima |司馬</text:p>
      <text:p text:style-name="P1">Sin 單||陳</text:p>
      <text:p text:style-name="P1">Sin U 單于</text:p>
      <text:p text:style-name="P1">Sing 成星|星|莘申辛星</text:p>
      <text:p text:style-name="P1">Sio 蕭邵韶</text:p>
      <text:p text:style-name="P1">Sioh ||常邵</text:p>
      <text:p text:style-name="P1">Siong ||常</text:p>
      <text:p text:style-name="P1">Sip ||習</text:p>
      <text:p text:style-name="P1">Sit 薛||薛</text:p>
      <text:p text:style-name="P1">Situ |司徒</text:p>
      <text:p text:style-name="P1">Siu 蕭邵韶||蕭</text:p>
      <text:p text:style-name="P1">Sng ||孫桑</text:p>
      <text:p text:style-name="P1">So 蘇|索</text:p>
      <text:p text:style-name="P1">Soh ||蘇索</text:p>
      <text:p text:style-name="P1">Soi 水胥須帥</text:p>
      <text:p text:style-name="P1">Sok 宿索||束索</text:p>
      <text:p text:style-name="P1">Son 荀申辛</text:p>
      <text:p text:style-name="P1">Song 宋桑|宋松|孫宋松</text:p>
      <text:p text:style-name="P1">Soo ||褚蘇舒胥須</text:p>
      <text:p text:style-name="P1">Soon ||孫荀</text:p>
      <text:p text:style-name="P1">Soong |宋</text:p>
      <text:p text:style-name="P1">Sou 蘇</text:p>
      <text:p text:style-name="P1">Ssu |司</text:p>
      <text:p text:style-name="P1">Ssu-kung |司空</text:p>
      <text:p text:style-name="P1">Ssu-ma |司馬</text:p>
      <text:p text:style-name="P1">Ssu-tu |司徒</text:p>
      <text:p text:style-name="P1">Su |蘇宿|褚史舒徐胥須</text:p>
      <text:p text:style-name="P1">Sua ||沙</text:p>
      <text:p text:style-name="P1">Suang ||宣</text:p>
      <text:p text:style-name="P1">Suen 孫宣</text:p>
      <text:p text:style-name="P1">Sui 水胥</text:p>
      <text:p text:style-name="P1">Suk 宿</text:p>
      <text:p text:style-name="P1">Sum 沈岑</text:p>
      <text:p text:style-name="P1">Sun 孫宣申辛|孫|孫</text:p>
      <text:p text:style-name="P1">Sung 宋|宋松|宋荀</text:p>
      <text:p text:style-name="P1">Suo |索</text:p>
      <text:p text:style-name="P1">Sying |星|星</text:p>
      <text:p text:style-name="P1">Sze 施史時司師||史師</text:p>
      <text:p text:style-name="P1">Szehung 司空</text:p>
      <text:p text:style-name="P1">Szekau 司寇</text:p>
      <text:p text:style-name="P1">Szema 司馬</text:p>
      <text:p text:style-name="P1">Szeto 司徒</text:p>
      <text:p text:style-name="P1"><text:span text:style-name="T1">T</text:span>a |笪</text:p>
      <text:p text:style-name="P1">Tai 戴邰|戴邰|戴邰</text:p>
      <text:p text:style-name="P1">Tai Ng 第五</text:p>
      <text:p text:style-name="P1">Tai Sok 太叔</text:p>
      <text:p text:style-name="P1">Tai-shu |太叔</text:p>
      <text:p text:style-name="P1">Taing 第五</text:p>
      <text:p text:style-name="P1">Taishu |太叔</text:p>
      <text:p text:style-name="P1">Tam 談譚||談</text:p>
      <text:p text:style-name="P1">Tan |談譚|陳鄧</text:p>
      <text:p text:style-name="P1">Tan-tai |澹臺</text:p>
      <text:p text:style-name="P1">Tang 滕鄧|唐湯黨|鄭陳唐湯董童鄧黨東</text:p>
      <text:p text:style-name="P1">Tantai |澹臺</text:p>
      <text:p text:style-name="P1">Tao 竇杜|陶</text:p>
      <text:p text:style-name="P1">Tau 竇||陶</text:p>
      <text:p text:style-name="P1">Tay ||鄭謝</text:p>
      <text:p text:style-name="P1">Te ||戴</text:p>
      <text:p text:style-name="P1">Tee ||鄭池</text:p>
      <text:p text:style-name="P1">Teh ||鄭</text:p>
      <text:p text:style-name="P1">Tek 狄||狄翟</text:p>
      <text:p text:style-name="P1">Ten ||田鄧</text:p>
      <text:p text:style-name="P1">Teng 丁|滕鄧|滕丁鄧</text:p>
      <text:p text:style-name="P1">Teo ||趙張</text:p>
      <text:p text:style-name="P1">Teoh ||趙張</text:p>
      <text:p text:style-name="P1">Teow ||刁</text:p>
      <text:p text:style-name="P1">Teung ||段</text:p>
      <text:p text:style-name="P1">Tey ||鄭</text:p>
      <text:p text:style-name="P1">Thai ||戴邰</text:p>
      <text:p text:style-name="P1">Tham ||譚</text:p>
      <text:p text:style-name="P1">Thang ||唐湯</text:p>
      <text:p text:style-name="P1">Then ||田</text:p>
      <text:p text:style-name="P1">Theng ||滕</text:p>
      <text:p text:style-name="P1">Thi ||褚</text:p>
      <text:p text:style-name="P1">Thia ||程</text:p>
      <text:p text:style-name="P1">Thien ||鄧</text:p>
      <text:p text:style-name="P1">Tho ||陶</text:p>
      <text:p text:style-name="P1">Thong ||唐湯董童通佟</text:p>
      <text:p text:style-name="P1">Thung ||董</text:p>
      <text:p text:style-name="P1">Ti |狄</text:p>
      <text:p text:style-name="P1">Ti-wu |第五</text:p>
      <text:p text:style-name="P1">Tia ||謝</text:p>
      <text:p text:style-name="P1">Tiah ||程</text:p>
      <text:p text:style-name="P1">Tian |田</text:p>
      <text:p text:style-name="P1">Tiang ||程</text:p>
      <text:p text:style-name="P1">Tiao |刁|刁</text:p>
      <text:p text:style-name="P1">Tiau ||刁</text:p>
      <text:p text:style-name="P1">Tie ||池</text:p>
      <text:p text:style-name="P1">Tien |田|田</text:p>
      <text:p text:style-name="P1">Tiew ||趙</text:p>
      <text:p text:style-name="P1">Tik 狄</text:p>
      <text:p text:style-name="P1">Tim ||田</text:p>
      <text:p text:style-name="P1">Tin 田</text:p>
      <text:p text:style-name="P1">Ting 丁|丁|陳</text:p>
      <text:p text:style-name="P1">Tio ||趙</text:p>
      <text:p text:style-name="P1">Tiong ||張章</text:p>
      <text:p text:style-name="P1">Tiu 刁</text:p>
      <text:p text:style-name="P1">Tjan ||曾</text:p>
      <text:p text:style-name="P1">Tng ||唐湯</text:p>
      <text:p text:style-name="P1">To 陶杜屠堵都塗||陶戴</text:p>
      <text:p text:style-name="P1">To-pa |拓拔</text:p>
      <text:p text:style-name="P1">Toe 杜</text:p>
      <text:p text:style-name="P1">Toh ||褚陶竇杜鈄卓都</text:p>
      <text:p text:style-name="P1">Tok Pat 拓拔</text:p>
      <text:p text:style-name="P1">Tong 唐湯董童黨通佟|童通佟|章唐董童仲通東佟</text:p>
      <text:p text:style-name="P1">Tong Fong 東方</text:p>
      <text:p text:style-name="P1">Tong Kuok 東郭</text:p>
      <text:p text:style-name="P1">Tong Mun 東門</text:p>
      <text:p text:style-name="P1">Too ||褚陶杜屠</text:p>
      <text:p text:style-name="P1">Tor ||戴</text:p>
      <text:p text:style-name="P1">Tou 陶杜屠堵都塗|竇鈄|竇鈄都</text:p>
      <text:p text:style-name="P1">Tow ||陶</text:p>
      <text:p text:style-name="P1">Tsai |蔡宰</text:p>
      <text:p text:style-name="P1">Tsan |昝</text:p>
      <text:p text:style-name="P1">Tsang 臧曾|臧蒼|臧</text:p>
      <text:p text:style-name="P1">Tsao |曹</text:p>
      <text:p text:style-name="P1">Tse 謝</text:p>
      <text:p text:style-name="P1">Tsen |岑</text:p>
      <text:p text:style-name="P1">Tseng |曾</text:p>
      <text:p text:style-name="P1">Tshan ||成</text:p>
      <text:p text:style-name="P1">Tshang ||成</text:p>
      <text:p text:style-name="P1">Tshui ||水</text:p>
      <text:p text:style-name="P1">Tsik 席</text:p>
      <text:p text:style-name="P1">Tsim 詹</text:p>
      <text:p text:style-name="P1">Tso 曹|左</text:p>
      <text:p text:style-name="P1">Tsoi 蔡</text:p>
      <text:p text:style-name="P1">Tsok ||卓</text:p>
      <text:p text:style-name="P1">Tsou |鄒</text:p>
      <text:p text:style-name="P1">Tsu |祖</text:p>
      <text:p text:style-name="P1">Tsui 徐崔|崔</text:p>
      <text:p text:style-name="P1">Tsung |宗從</text:p>
      <text:p text:style-name="P1">Tsung-cheng |宗政</text:p>
      <text:p text:style-name="P1">Tsz 池</text:p>
      <text:p text:style-name="P1">Tu |杜屠堵都督塗|杜屠</text:p>
      <text:p text:style-name="P1">Tuan |段</text:p>
      <text:p text:style-name="P1">Tuan-kan |段干</text:p>
      <text:p text:style-name="P1">Tuan-mu |端木</text:p>
      <text:p text:style-name="P1">Tuen 段</text:p>
      <text:p text:style-name="P1">Tuk 督</text:p>
      <text:p text:style-name="P1">Tun 段||孫</text:p>
      <text:p text:style-name="P1">Tun Kon 段干</text:p>
      <text:p text:style-name="P1">Tun Mok 端木</text:p>
      <text:p text:style-name="P1">Tung 董童通東佟|董童通東佟|董</text:p>
      <text:p text:style-name="P1">Tung-fang |東方</text:p>
      <text:p text:style-name="P1">Tung-kuo |東郭</text:p>
      <text:p text:style-name="P1">Tung-men |東門</text:p>
      <text:p text:style-name="P1">Tungfong 東方</text:p>
      <text:p text:style-name="P1">Tungmun 東門</text:p>
      <text:p text:style-name="P1">Tuoba |拓拔</text:p>
      <text:p text:style-name="P1">Tze 支</text:p>
      <text:p text:style-name="P1">Tzu |訾</text:p>
      <text:p text:style-name="P1"><text:span text:style-name="T1">U</text:span> 喻俞于余禹虞於茹魚庾汝</text:p>
      <text:p text:style-name="P1">U Man 宇文</text:p>
      <text:p text:style-name="P1">Un 袁元阮源||尹</text:p>
      <text:p text:style-name="P1">Ut 越</text:p>
      <text:p text:style-name="P1">Utti ||尉遲</text:p>
      <text:p text:style-name="P1"><text:span text:style-name="T1">V</text:span>a 華</text:p>
      <text:p text:style-name="P1">Vai 惠</text:p>
      <text:p text:style-name="P1">Vai Chi 尉遲</text:p>
      <text:p text:style-name="P1">Van 雲尹溫宦</text:p>
      <text:p text:style-name="P1">Vang 弘||汪</text:p>
      <text:p text:style-name="P1">Vat 屈鬱</text:p>
      <text:p text:style-name="P1">Vei ||韋</text:p>
      <text:p text:style-name="P1">Veng 榮</text:p>
      <text:p text:style-name="P1">Ving 榮</text:p>
      <text:p text:style-name="P1">Vo 和</text:p>
      <text:p text:style-name="P1">Vong 王黃汪</text:p>
      <text:p text:style-name="P1">Voo ||鄔烏</text:p>
      <text:p text:style-name="P1">Voon ||溫</text:p>
      <text:p text:style-name="P1">Vu 鄔胡扈||鄔</text:p>
      <text:p text:style-name="P1">Vun 桓</text:p>
      <text:p text:style-name="P1">Vung ||翁</text:p>
      <text:p text:style-name="P1"><text:span text:style-name="T1">W</text:span>a 華||華</text:p>
      <text:p text:style-name="P1">Wah 華||華</text:p>
      <text:p text:style-name="P1">Wai 衞韋惠懷蔚||韋</text:p>
      <text:p text:style-name="P1">Waichi 尉遲</text:p>
      <text:p text:style-name="P1">Wak ||越</text:p>
      <text:p text:style-name="P1">Wan 雲尹溫宦|萬|溫</text:p>
      <text:p text:style-name="P1">Wang |王汪|王袁汪</text:p>
      <text:p text:style-name="P1">Wat 屈鬱</text:p>
      <text:p text:style-name="P1">Way ||蔚</text:p>
      <text:p text:style-name="P1">We ||蔚</text:p>
      <text:p text:style-name="P1">Wee ||衞韋黃</text:p>
      <text:p text:style-name="P1">Wei |衞魏韋危蔚|衞韋</text:p>
      <text:p text:style-name="P1">Weisheng |微生</text:p>
      <text:p text:style-name="P1">Wen |聞溫文|溫</text:p>
      <text:p text:style-name="P1">Wen-jen |聞人</text:p>
      <text:p text:style-name="P1">Weng |翁</text:p>
      <text:p text:style-name="P1">Wenren |聞人</text:p>
      <text:p text:style-name="P1">Wha ||華</text:p>
      <text:p text:style-name="P1">Wing 榮</text:p>
      <text:p text:style-name="P1">Wo 和|沃</text:p>
      <text:p text:style-name="P1">Woh ||鄔和</text:p>
      <text:p text:style-name="P1">Woi ||魏</text:p>
      <text:p text:style-name="P1">Won ||阮溫</text:p>
      <text:p text:style-name="P1">Wong 王黃汪||王黃汪翁</text:p>
      <text:p text:style-name="P1">Woo 胡烏扈||鄔伍和禹巫烏</text:p>
      <text:p text:style-name="P1">Woon ||雲阮溫</text:p>
      <text:p text:style-name="P1">Wu 鄔胡烏|吳鄔伍巫烏武毋|鄔伍巫</text:p>
      <text:p text:style-name="P1">Wu-ma |巫馬</text:p>
      <text:p text:style-name="P1">Wuh ||伍</text:p>
      <text:p text:style-name="P1">Wuma |巫馬</text:p>
      <text:p text:style-name="P1">Wun 桓</text:p>
      <text:p text:style-name="P1">Wung 弘</text:p>
      <text:p text:style-name="P1"><text:span text:style-name="T1">X</text:span>i |奚席郗郤習</text:p>
      <text:p text:style-name="P1">Xia |夏</text:p>
      <text:p text:style-name="P1">Xiahou |夏侯</text:p>
      <text:p text:style-name="P1">Xian |咸</text:p>
      <text:p text:style-name="P1">Xiang |項向相</text:p>
      <text:p text:style-name="P1">Xiangsi |壤駟</text:p>
      <text:p text:style-name="P1">Xianyu |鮮于</text:p>
      <text:p text:style-name="P1">Xiao |蕭</text:p>
      <text:p text:style-name="P1">Xie |謝解</text:p>
      <text:p text:style-name="P1">Ximen |西門</text:p>
      <text:p text:style-name="P1">Xin |辛</text:p>
      <text:p text:style-name="P1">Xing |邢幸星|星</text:p>
      <text:p text:style-name="P1">Xiong |熊</text:p>
      <text:p text:style-name="P1">Xu |許徐胥須</text:p>
      <text:p text:style-name="P1">Xuan |宣</text:p>
      <text:p text:style-name="P1">Xuanyuan |軒轅</text:p>
      <text:p text:style-name="P1">Xue |薛</text:p>
      <text:p text:style-name="P1">Xun |荀</text:p>
      <text:p text:style-name="P1"><text:span text:style-name="T1">Y</text:span>am 任陰||嚴任殷</text:p>
      <text:p text:style-name="P1">Yan 殷甄印|嚴顏燕晏閻閆鄢言</text:p>
      <text:p text:style-name="P1">Yang |楊羊仰養陽</text:p>
      <text:p text:style-name="P1">Yangshe |羊舌</text:p>
      <text:p text:style-name="P1">Yao |姚</text:p>
      <text:p text:style-name="P1">Yap ||葉</text:p>
      <text:p text:style-name="P1">Yau 尤邱游丘有||姚</text:p>
      <text:p text:style-name="P1">Yaw ||姚</text:p>
      <text:p text:style-name="P1">Ye |葉</text:p>
      <text:p text:style-name="P1">Yee 伊||于余於伊茹</text:p>
      <text:p text:style-name="P1">Yeh |葉</text:p>
      <text:p text:style-name="P1">Yen |嚴顏燕晏閻閆鄢言</text:p>
      <text:p text:style-name="P1">Yeo ||楊姚</text:p>
      <text:p text:style-name="P1">Yeoh ||楊羊</text:p>
      <text:p text:style-name="P1">Yeong ||楊翁</text:p>
      <text:p text:style-name="P1">Yeung 楊羊仰養陽</text:p>
      <text:p text:style-name="P1">Yew ||楊尤姚游</text:p>
      <text:p text:style-name="P1">Yho ||喻</text:p>
      <text:p text:style-name="P1">Yi |羿伊易益</text:p>
      <text:p text:style-name="P1">Yii ||俞</text:p>
      <text:p text:style-name="P1">Yik 羿易益</text:p>
      <text:p text:style-name="P1">Yim 嚴閻閆||任陰</text:p>
      <text:p text:style-name="P1">Yin 燕鄢言|殷尹印陰|燕</text:p>
      <text:p text:style-name="P1">Ying 應邢|應|甄印</text:p>
      <text:p text:style-name="P1">Yip 葉||葉</text:p>
      <text:p text:style-name="P1">Yiu 姚饒||游</text:p>
      <text:p text:style-name="P1">Yong |雍|楊榮雍容融</text:p>
      <text:p text:style-name="P1">Yoong ||熊</text:p>
      <text:p text:style-name="P1">You |尤游有|尤</text:p>
      <text:p text:style-name="P1">Yow ||姚</text:p>
      <text:p text:style-name="P1">Yu 喻俞于余禹虞於茹魚庾汝|尤喻俞于余禹虞郁於鬱魚庾游有|楊喻游</text:p>
      <text:p text:style-name="P1">Yu-chih |尉遲</text:p>
      <text:p text:style-name="P1">Yu-wen |宇文</text:p>
      <text:p text:style-name="P1">Yuan |袁元源|袁</text:p>
      <text:p text:style-name="P1">Yuchi |尉遲</text:p>
      <text:p text:style-name="P1">Yue |樂越岳</text:p>
      <text:p text:style-name="P1">Yueh |樂越岳</text:p>
      <text:p text:style-name="P1">Yueh-cheng |樂正</text:p>
      <text:p text:style-name="P1">Yuen 袁元阮源||袁</text:p>
      <text:p text:style-name="P1">Yuezheng |樂正</text:p>
      <text:p text:style-name="P1">Yuh ||喻</text:p>
      <text:p text:style-name="P1">Yuk 郁</text:p>
      <text:p text:style-name="P1">Yuman 宇文</text:p>
      <text:p text:style-name="P1">Yun |雲</text:p>
      <text:p text:style-name="P1">Yung 翁戎雍容融|雍|雲</text:p>
      <text:p text:style-name="P1">Yuwen |宇文</text:p>
      <text:p text:style-name="P1"><text:span text:style-name="T1">Z</text:span>ai |宰</text:p>
      <text:p text:style-name="P1">Zaifu |宰父</text:p>
      <text:p text:style-name="P1">Zan |昝</text:p>
      <text:p text:style-name="P1">Zang |臧</text:p>
      <text:p text:style-name="P1">Zee ||錢</text:p>
      <text:p text:style-name="P1">Zeng |曾</text:p>
      <text:p text:style-name="P1">Zhai |翟</text:p>
      <text:p text:style-name="P1">Zhan |湛詹</text:p>
      <text:p text:style-name="P1">Zhang |張章仉</text:p>
      <text:p text:style-name="P1">Zhangsun |長孫</text:p>
      <text:p text:style-name="P1">Zhao |趙晁</text:p>
      <text:p text:style-name="P1">Zhen |甄</text:p>
      <text:p text:style-name="P1">Zheng |鄭</text:p>
      <text:p text:style-name="P1">Zhi |支</text:p>
      <text:p text:style-name="P1">Zhong |鍾仲終</text:p>
      <text:p text:style-name="P1">Zhongli |鍾離</text:p>
      <text:p text:style-name="P1">Zhongsun |仲孫</text:p>
      <text:p text:style-name="P1">Zhou |周</text:p>
      <text:p text:style-name="P1">Zhu |朱祝諸竺</text:p>
      <text:p text:style-name="P1">Zhuang |莊</text:p>
      <text:p text:style-name="P1">Zhuansun |顓孫</text:p>
      <text:p text:style-name="P1">Zhuge |諸葛</text:p>
      <text:p text:style-name="P1">Zhuo |卓</text:p>
      <text:p text:style-name="P1">Zi |訾</text:p>
      <text:p text:style-name="P1">Ziam ||冉</text:p>
      <text:p text:style-name="P1">Ziche |子車</text:p>
      <text:p text:style-name="P1">Zim ||任</text:p>
      <text:p text:style-name="P1">Zong |宗</text:p>
      <text:p text:style-name="P1">Zongzheng |宗政</text:p>
      <text:p text:style-name="P1">Zou |鄒</text:p>
      <text:p text:style-name="P1">Zu |祖|喻</text:p>
      <text:p text:style-name="P1">Zuo |左</text:p>
      <text:p text:style-name="P1">Zuoqiu |左丘</text:p>
      <text:p text:style-name="P1"/>
      <text:p text:style-name="Footer">數據來自唸經堂</text:p>
      <text:p text:style-name="P1"><text:a xlink:type="simple" xlink:href="https://www.ifreesite.com/scriptures/hundred-family-surnames-01.htm" text:style-name="Internet_20_link" text:visited-style-name="Visited_20_Internet_20_Link"><text:span text:style-name="T2">https://www.ifreesite.com/scriptures/hundred-family-surnames-01.ht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1" svg:font-family="'Microsoft YaHei'" style:font-adornments="Regular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2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Noto Serif CJK SC1" svg:font-family="'Noto Serif CJK SC'" style:font-family-generic="swiss" style:font-pitch="variable"/>
    <style:font-face style:name="Arial" svg:font-family="Arial" style:font-family-generic="system" style:font-pitch="variable"/>
    <style:font-face style:name="Microsoft YaHei3" svg:font-family="'Microsoft YaHe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loext:contextual-spacing="false" fo:line-height="100%" fo:text-align="start" style:justify-single-word="false" style:page-number="auto"/>
      <style:text-properties style:font-name="Microsoft YaHei" fo:font-family="'Microsoft YaHei'" style:font-style-name="Regular" style:font-family-generic="swiss" style:font-pitch="variable" fo:font-size="6pt" fo:font-weight="normal" style:font-name-asian="Microsoft YaHei" style:font-family-asian="'Microsoft YaHei'" style:font-style-name-asian="Regular" style:font-family-generic-asian="swiss" style:font-pitch-asian="variable" style:font-size-asian="6.40000009536743pt" style:language-asian="zh" style:country-asian="CN" style:font-weight-asian="normal" style:font-size-complex="7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3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text-align="center" style:justify-single-word="false"/>
      <style:text-properties fo:font-size="175%" fo:font-weight="bold" style:font-size-asian="175%" style:font-weight-asian="bold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25cm" style:type="center"/>
          <style:tab-stop style:position="19.05cm" style:type="right"/>
        </style:tab-stops>
      </style:paragraph-properties>
      <style:text-properties fo:font-size="80%" style:font-size-asian="8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7">
          <style:column style:rel-width="1442*" fo:start-indent="0cm" fo:end-indent="0.249cm"/>
          <style:column style:rel-width="1584*" fo:start-indent="0.249cm" fo:end-indent="0.249cm"/>
          <style:column style:rel-width="1584*" fo:start-indent="0.249cm" fo:end-indent="0.249cm"/>
          <style:column style:rel-width="1584*" fo:start-indent="0.249cm" fo:end-indent="0.249cm"/>
          <style:column style:rel-width="1584*" fo:start-indent="0.249cm" fo:end-indent="0.249cm"/>
          <style:column style:rel-width="1584*" fo:start-indent="0.249cm" fo:end-indent="0.249cm"/>
          <style:column style:rel-width="1442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0:48:39.695000000</meta:creation-date>
    <dc:date>2019-04-01T15:32:54.629000000</dc:date>
    <meta:editing-duration>PT43M58S</meta:editing-duration>
    <meta:editing-cycles>6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1087" meta:word-count="4900" meta:character-count="9838" meta:non-whitespace-character-count="8703"/>
  </office:meta>
</office:document-meta>
</file>